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2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0.19pt"/>
    </style:style>
    <style:style style:name="co4" style:family="table-column">
      <style:table-column-properties fo:break-before="auto" style:column-width="26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get&quot;" style:apply-style-name="Light_20_Blue" style:base-cell-address="Sheet1.C1"/>
      <style:map style:condition="cell-content()=&quot;post&quot;" style:apply-style-name="Light_20_Green" style:base-cell-address="Sheet1.C1"/>
      <style:map style:condition="cell-content()=&quot;patch&quot;" style:apply-style-name="Light_20_Yellow" style:base-cell-address="Sheet1.C1"/>
      <style:map style:condition="cell-content()=&quot;delete&quot;" style:apply-style-name="Light_20_Red" style:base-cell-address="Sheet1.C1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visibility="collapse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student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" office:value-type="string" calcext:value-type="string">
            <text:p>auditing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instruct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" office:value-type="string" calcext:value-type="string">
            <text:p>student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lab assistan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t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admi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>
            <text:p>instructor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Path</text:p>
          </table:table-cell>
          <table:table-cell table:style-name="ce3" office:value-type="string" calcext:value-type="string" table:number-columns-spanned="4" table:number-rows-spanned="1">
            <text:p>ACCOUNT-TYPE</text:p>
          </table:table-cell>
          <table:covered-table-cell table:number-columns-repeated="3" table:style-name="ce10"/>
          <table:table-cell/>
          <table:table-cell table:style-name="ce6" office:value-type="string" calcext:value-type="string" table:number-columns-spanned="4" table:number-rows-spanned="1">
            <text:p>ACCOUNT-ROL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Conditions</text:p>
          </table:table-cell>
          <table:table-cell/>
        </table:table-row>
        <table:table-row table:style-name="ro1">
          <table:table-cell table:formula="of:=COM.MICROSOFT.CONCAT([.C8];&quot;: &quot;;[.D8])" office:value-type="string" office:string-value="get: /api/get-session-id/{username}/{password}" calcext:value-type="string">
            <text:p>get: /api/get-session-id/{username}/{password}</text:p>
          </table:table-cell>
          <table:table-cell table:formula="of:=COM.MICROSOFT.CONCAT(&quot;&quot;&quot;&quot;; [.C8];&quot;: &quot;;[.D8]; &quot;&quot;&quot;&quot;)" office:value-type="string" office:string-value="&quot;get: /api/get-session-id/{username}/{password}&quot;" calcext:value-type="string">
            <text:p>"get: /api/get-session-id/{username}/{passwor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get-session-id/{username}/{password}</text:p>
          </table:table-cell>
          <table:table-cell table:style-name="ce10" table:number-columns-repeated="4"/>
          <table:table-cell office:value-type="string" calcext:value-type="string">
            <text:p>n/a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9];&quot;: &quot;;[.D9])" office:value-type="string" office:string-value="get: /api/ping" calcext:value-type="string">
            <text:p>get: /api/ping</text:p>
          </table:table-cell>
          <table:table-cell table:formula="of:=COM.MICROSOFT.CONCAT(&quot;&quot;&quot;&quot;; [.C9];&quot;: &quot;;[.D9]; &quot;&quot;&quot;&quot;)" office:value-type="string" office:string-value="&quot;get: /api/ping&quot;" calcext:value-type="string">
            <text:p>"get: /api/ping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ing</text:p>
          </table:table-cell>
          <table:table-cell table:style-name="ce10" table:number-columns-repeated="4"/>
          <table:table-cell office:value-type="string" calcext:value-type="string">
            <text:p>n/a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0];&quot;: &quot;;[.D10])" office:value-type="string" office:string-value="get: /api/auth-ping" calcext:value-type="string">
            <text:p>get: /api/auth-ping</text:p>
          </table:table-cell>
          <table:table-cell table:formula="of:=COM.MICROSOFT.CONCAT(&quot;&quot;&quot;&quot;; [.C10];&quot;: &quot;;[.D10]; &quot;&quot;&quot;&quot;)" office:value-type="string" office:string-value="&quot;get: /api/auth-ping&quot;" calcext:value-type="string">
            <text:p>"get: /api/auth-ping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uth-ping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1];&quot;: &quot;;[.D11])" office:value-type="string" office:string-value="post: /api/surely-a-get-method" calcext:value-type="string">
            <text:p>post: /api/surely-a-get-method</text:p>
          </table:table-cell>
          <table:table-cell table:formula="of:=COM.MICROSOFT.CONCAT(&quot;&quot;&quot;&quot;; [.C11];&quot;: &quot;;[.D11]; &quot;&quot;&quot;&quot;)" office:value-type="string" office:string-value="&quot;post: /api/surely-a-get-method&quot;" calcext:value-type="string">
            <text:p>"post: /api/surely-a-get-method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surely-a-get-method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2];&quot;: &quot;;[.D12])" office:value-type="string" office:string-value="get: /api/jedi-council" calcext:value-type="string">
            <text:p>get: /api/jedi-council</text:p>
          </table:table-cell>
          <table:table-cell table:formula="of:=COM.MICROSOFT.CONCAT(&quot;&quot;&quot;&quot;; [.C12];&quot;: &quot;;[.D12]; &quot;&quot;&quot;&quot;)" office:value-type="string" office:string-value="&quot;get: /api/jedi-council&quot;" calcext:value-type="string">
            <text:p>"get: /api/jedi-council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jedi-council</text:p>
          </table:table-cell>
          <table:table-cell table:style-name="ce10" table:number-columns-repeated="4"/>
          <table:table-cell office:value-type="string" calcext:value-type="string">
            <text:p>n/a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3];&quot;: &quot;;[.D13])" office:value-type="string" office:string-value="get: /api/echo" calcext:value-type="string">
            <text:p>get: /api/echo</text:p>
          </table:table-cell>
          <table:table-cell table:formula="of:=COM.MICROSOFT.CONCAT(&quot;&quot;&quot;&quot;; [.C13];&quot;: &quot;;[.D13]; &quot;&quot;&quot;&quot;)" office:value-type="string" office:string-value="&quot;get: /api/echo&quot;" calcext:value-type="string">
            <text:p>"get: /api/echo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echo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4];&quot;: &quot;;[.D14])" office:value-type="string" office:string-value="post: /api/echo" calcext:value-type="string">
            <text:p>post: /api/echo</text:p>
          </table:table-cell>
          <table:table-cell table:formula="of:=COM.MICROSOFT.CONCAT(&quot;&quot;&quot;&quot;; [.C14];&quot;: &quot;;[.D14]; &quot;&quot;&quot;&quot;)" office:value-type="string" office:string-value="&quot;post: /api/echo&quot;" calcext:value-type="string">
            <text:p>"post: /api/echo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echo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5];&quot;: &quot;;[.D15])" office:value-type="string" office:string-value="patch: /api/echo" calcext:value-type="string">
            <text:p>patch: /api/echo</text:p>
          </table:table-cell>
          <table:table-cell table:formula="of:=COM.MICROSOFT.CONCAT(&quot;&quot;&quot;&quot;; [.C15];&quot;: &quot;;[.D15]; &quot;&quot;&quot;&quot;)" office:value-type="string" office:string-value="&quot;patch: /api/echo&quot;" calcext:value-type="string">
            <text:p>"patch: /api/echo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echo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6];&quot;: &quot;;[.D16])" office:value-type="string" office:string-value="get: /api/echo/{word}" calcext:value-type="string">
            <text:p>get: /api/echo/{word}</text:p>
          </table:table-cell>
          <table:table-cell table:formula="of:=COM.MICROSOFT.CONCAT(&quot;&quot;&quot;&quot;; [.C16];&quot;: &quot;;[.D16]; &quot;&quot;&quot;&quot;)" office:value-type="string" office:string-value="&quot;get: /api/echo/{word}&quot;" calcext:value-type="string">
            <text:p>"get: /api/echo/{wor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echo/{wor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7];&quot;: &quot;;[.D17])" office:value-type="string" office:string-value="get: /api/user" calcext:value-type="string">
            <text:p>get: /api/user</text:p>
          </table:table-cell>
          <table:table-cell table:formula="of:=COM.MICROSOFT.CONCAT(&quot;&quot;&quot;&quot;; [.C17];&quot;: &quot;;[.D17]; &quot;&quot;&quot;&quot;)" office:value-type="string" office:string-value="&quot;get: /api/user&quot;" calcext:value-type="string">
            <text:p>"get: /api/user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18];&quot;: &quot;;[.D18])" office:value-type="string" office:string-value="post: /api/user" calcext:value-type="string">
            <text:p>post: /api/user</text:p>
          </table:table-cell>
          <table:table-cell table:formula="of:=COM.MICROSOFT.CONCAT(&quot;&quot;&quot;&quot;; [.C18];&quot;: &quot;;[.D18]; &quot;&quot;&quot;&quot;)" office:value-type="string" office:string-value="&quot;post: /api/user&quot;" calcext:value-type="string">
            <text:p>"post: /api/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user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19];&quot;: &quot;;[.D19])" office:value-type="string" office:string-value="get: /api/user/{id}" calcext:value-type="string">
            <text:p>get: /api/user/{id}</text:p>
          </table:table-cell>
          <table:table-cell table:formula="of:=COM.MICROSOFT.CONCAT(&quot;&quot;&quot;&quot;; [.C19];&quot;: &quot;;[.D19]; &quot;&quot;&quot;&quot;)" office:value-type="string" office:string-value="&quot;get: /api/user/{id}&quot;" calcext:value-type="string">
            <text:p>"get: /api/user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0];&quot;: &quot;;[.D20])" office:value-type="string" office:string-value="delete: /api/user/{id}" calcext:value-type="string">
            <text:p>delete: /api/user/{id}</text:p>
          </table:table-cell>
          <table:table-cell table:formula="of:=COM.MICROSOFT.CONCAT(&quot;&quot;&quot;&quot;; [.C20];&quot;: &quot;;[.D20]; &quot;&quot;&quot;&quot;)" office:value-type="string" office:string-value="&quot;delete: /api/user/{id}&quot;" calcext:value-type="string">
            <text:p>"delete: /api/user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user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1];&quot;: &quot;;[.D21])" office:value-type="string" office:string-value="patch: /api/user/{id}" calcext:value-type="string">
            <text:p>patch: /api/user/{id}</text:p>
          </table:table-cell>
          <table:table-cell table:formula="of:=COM.MICROSOFT.CONCAT(&quot;&quot;&quot;&quot;; [.C21];&quot;: &quot;;[.D21]; &quot;&quot;&quot;&quot;)" office:value-type="string" office:string-value="&quot;patch: /api/user/{id}&quot;" calcext:value-type="string">
            <text:p>"patch: /api/user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user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2];&quot;: &quot;;[.D22])" office:value-type="string" office:string-value="get: /api/user/{id}/collections" calcext:value-type="string">
            <text:p>get: /api/user/{id}/collections</text:p>
          </table:table-cell>
          <table:table-cell table:formula="of:=COM.MICROSOFT.CONCAT(&quot;&quot;&quot;&quot;; [.C22];&quot;: &quot;;[.D22]; &quot;&quot;&quot;&quot;)" office:value-type="string" office:string-value="&quot;get: /api/user/{id}/collections&quot;" calcext:value-type="string">
            <text:p>"get: /api/user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collection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us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3];&quot;: &quot;;[.D23])" office:value-type="string" office:string-value="get: /api/user/{id}/courses" calcext:value-type="string">
            <text:p>get: /api/user/{id}/courses</text:p>
          </table:table-cell>
          <table:table-cell table:formula="of:=COM.MICROSOFT.CONCAT(&quot;&quot;&quot;&quot;; [.C23];&quot;: &quot;;[.D23]; &quot;&quot;&quot;&quot;)" office:value-type="string" office:string-value="&quot;get: /api/user/{id}/courses&quot;" calcext:value-type="string">
            <text:p>"get: /api/user/{id}/cours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course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us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4];&quot;: &quot;;[.D24])" office:value-type="string" office:string-value="get: /api/user/{id}/words" calcext:value-type="string">
            <text:p>get: /api/user/{id}/words</text:p>
          </table:table-cell>
          <table:table-cell table:formula="of:=COM.MICROSOFT.CONCAT(&quot;&quot;&quot;&quot;; [.C24];&quot;: &quot;;[.D24]; &quot;&quot;&quot;&quot;)" office:value-type="string" office:string-value="&quot;get: /api/user/{id}/words&quot;" calcext:value-type="string">
            <text:p>"get: /api/user/{id}/word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word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us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5];&quot;: &quot;;[.D25])" office:value-type="string" office:string-value="post: /api/word" calcext:value-type="string">
            <text:p>post: /api/word</text:p>
          </table:table-cell>
          <table:table-cell table:formula="of:=COM.MICROSOFT.CONCAT(&quot;&quot;&quot;&quot;; [.C25];&quot;: &quot;;[.D25]; &quot;&quot;&quot;&quot;)" office:value-type="string" office:string-value="&quot;post: /api/word&quot;" calcext:value-type="string">
            <text:p>"post: /api/word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word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owns word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6];&quot;: &quot;;[.D26])" office:value-type="string" office:string-value="get: /api/word/{id}" calcext:value-type="string">
            <text:p>get: /api/word/{id}</text:p>
          </table:table-cell>
          <table:table-cell table:formula="of:=COM.MICROSOFT.CONCAT(&quot;&quot;&quot;&quot;; [.C26];&quot;: &quot;;[.D26]; &quot;&quot;&quot;&quot;)" office:value-type="string" office:string-value="&quot;get: /api/word/{id}&quot;" calcext:value-type="string">
            <text:p>"get: /api/word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owns word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7];&quot;: &quot;;[.D27])" office:value-type="string" office:string-value="delete: /api/word/{id}" calcext:value-type="string">
            <text:p>delete: /api/word/{id}</text:p>
          </table:table-cell>
          <table:table-cell table:formula="of:=COM.MICROSOFT.CONCAT(&quot;&quot;&quot;&quot;; [.C27];&quot;: &quot;;[.D27]; &quot;&quot;&quot;&quot;)" office:value-type="string" office:string-value="&quot;delete: /api/word/{id}&quot;" calcext:value-type="string">
            <text:p>"delete: /api/word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owns word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8];&quot;: &quot;;[.D28])" office:value-type="string" office:string-value="patch: /api/word/{id}" calcext:value-type="string">
            <text:p>patch: /api/word/{id}</text:p>
          </table:table-cell>
          <table:table-cell table:formula="of:=COM.MICROSOFT.CONCAT(&quot;&quot;&quot;&quot;; [.C28];&quot;: &quot;;[.D28]; &quot;&quot;&quot;&quot;)" office:value-type="string" office:string-value="&quot;patch: /api/word/{id}&quot;" calcext:value-type="string">
            <text:p>"patch: /api/word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owns word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9];&quot;: &quot;;[.D29])" office:value-type="string" office:string-value="get: /api/collections" calcext:value-type="string">
            <text:p>get: /api/collections</text:p>
          </table:table-cell>
          <table:table-cell table:formula="of:=COM.MICROSOFT.CONCAT(&quot;&quot;&quot;&quot;; [.C29];&quot;: &quot;;[.D29]; &quot;&quot;&quot;&quot;)" office:value-type="string" office:string-value="&quot;get: /api/collections&quot;" calcext:value-type="string">
            <text:p>"get: /api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s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30];&quot;: &quot;;[.D30])" office:value-type="string" office:string-value="post: /api/collection" calcext:value-type="string">
            <text:p>post: /api/collection</text:p>
          </table:table-cell>
          <table:table-cell table:formula="of:=COM.MICROSOFT.CONCAT(&quot;&quot;&quot;&quot;; [.C30];&quot;: &quot;;[.D30]; &quot;&quot;&quot;&quot;)" office:value-type="string" office:string-value="&quot;post: /api/collection&quot;" calcext:value-type="string">
            <text:p>"post: /api/collection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2">
          <table:table-cell table:formula="of:=COM.MICROSOFT.CONCAT([.C31];&quot;: &quot;;[.D31])" office:value-type="string" office:string-value="get: /api/collection/{id}" calcext:value-type="string">
            <text:p>get: /api/collection/{id}</text:p>
          </table:table-cell>
          <table:table-cell table:formula="of:=COM.MICROSOFT.CONCAT(&quot;&quot;&quot;&quot;; [.C31];&quot;: &quot;;[.D31]; &quot;&quot;&quot;&quot;)" office:value-type="string" office:string-value="&quot;get: /api/collection/{id}&quot;" calcext:value-type="string">
            <text:p>"get: /api/collection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ownership,</text:p>
            <text:p>connected via user-collections-assoc,</text:p>
            <text:p>connected via course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32];&quot;: &quot;;[.D32])" office:value-type="string" office:string-value="delete: /api/collection/{id}" calcext:value-type="string">
            <text:p>delete: /api/collection/{id}</text:p>
          </table:table-cell>
          <table:table-cell table:formula="of:=COM.MICROSOFT.CONCAT(&quot;&quot;&quot;&quot;; [.C32];&quot;: &quot;;[.D32]; &quot;&quot;&quot;&quot;)" office:value-type="string" office:string-value="&quot;delete: /api/collection/{id}&quot;" calcext:value-type="string">
            <text:p>"delete: /api/collection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llection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2">
          <table:table-cell table:formula="of:=COM.MICROSOFT.CONCAT([.C33];&quot;: &quot;;[.D33])" office:value-type="string" office:string-value="patch: /api/collection/{id}" calcext:value-type="string">
            <text:p>patch: /api/collection/{id}</text:p>
          </table:table-cell>
          <table:table-cell table:formula="of:=COM.MICROSOFT.CONCAT(&quot;&quot;&quot;&quot;; [.C33];&quot;: &quot;;[.D33]; &quot;&quot;&quot;&quot;)" office:value-type="string" office:string-value="&quot;patch: /api/collection/{id}&quot;" calcext:value-type="string">
            <text:p>"patch: /api/collection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llection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via ownership,</text:p>
            <text:p>connected via user-collections-assoc,</text:p>
            <text:p>connected via course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34];&quot;: &quot;;[.D34])" office:value-type="string" office:string-value="post: /api/collection/{id}/add-user" calcext:value-type="string">
            <text:p>post: /api/collection/{id}/add-user</text:p>
          </table:table-cell>
          <table:table-cell table:formula="of:=COM.MICROSOFT.CONCAT(&quot;&quot;&quot;&quot;; [.C34];&quot;: &quot;;[.D34]; &quot;&quot;&quot;&quot;)" office:value-type="string" office:string-value="&quot;post: /api/collection/{id}/add-user&quot;" calcext:value-type="string">
            <text:p>"post: /api/collection/{id}/add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add-user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35];&quot;: &quot;;[.D35])" office:value-type="string" office:string-value="post: /api/collection/{id}/remove-user" calcext:value-type="string">
            <text:p>post: /api/collection/{id}/remove-user</text:p>
          </table:table-cell>
          <table:table-cell table:formula="of:=COM.MICROSOFT.CONCAT(&quot;&quot;&quot;&quot;; [.C35];&quot;: &quot;;[.D35]; &quot;&quot;&quot;&quot;)" office:value-type="string" office:string-value="&quot;post: /api/collection/{id}/remove-user&quot;" calcext:value-type="string">
            <text:p>"post: /api/collection/{id}/remove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remove-user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36];&quot;: &quot;;[.D36])" office:value-type="string" office:string-value="post: /api/collection/{id}/add-course" calcext:value-type="string">
            <text:p>post: /api/collection/{id}/add-course</text:p>
          </table:table-cell>
          <table:table-cell table:formula="of:=COM.MICROSOFT.CONCAT(&quot;&quot;&quot;&quot;; [.C36];&quot;: &quot;;[.D36]; &quot;&quot;&quot;&quot;)" office:value-type="string" office:string-value="&quot;post: /api/collection/{id}/add-course&quot;" calcext:value-type="string">
            <text:p>"post: /api/collection/{id}/add-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add-cours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37];&quot;: &quot;;[.D37])" office:value-type="string" office:string-value="post: /api/collection/{id}/remove-course" calcext:value-type="string">
            <text:p>post: /api/collection/{id}/remove-course</text:p>
          </table:table-cell>
          <table:table-cell table:formula="of:=COM.MICROSOFT.CONCAT(&quot;&quot;&quot;&quot;; [.C37];&quot;: &quot;;[.D37]; &quot;&quot;&quot;&quot;)" office:value-type="string" office:string-value="&quot;post: /api/collection/{id}/remove-course&quot;" calcext:value-type="string">
            <text:p>"post: /api/collection/{id}/remove-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remove-cours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2">
          <table:table-cell table:formula="of:=COM.MICROSOFT.CONCAT([.C38];&quot;: &quot;;[.D38])" office:value-type="string" office:string-value="get: /api/collection/{id}/contents" calcext:value-type="string">
            <text:p>get: /api/collection/{id}/contents</text:p>
          </table:table-cell>
          <table:table-cell table:formula="of:=COM.MICROSOFT.CONCAT(&quot;&quot;&quot;&quot;; [.C38];&quot;: &quot;;[.D38]; &quot;&quot;&quot;&quot;)" office:value-type="string" office:string-value="&quot;get: /api/collection/{id}/contents&quot;" calcext:value-type="string">
            <text:p>"get: /api/collection/{id}/content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content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ownership,</text:p>
            <text:p>connected via user-collections-assoc,</text:p>
            <text:p>connected via course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39];&quot;: &quot;;[.D39])" office:value-type="string" office:string-value="get: /api/collection/{id}/courses" calcext:value-type="string">
            <text:p>get: /api/collection/{id}/courses</text:p>
          </table:table-cell>
          <table:table-cell table:formula="of:=COM.MICROSOFT.CONCAT(&quot;&quot;&quot;&quot;; [.C39];&quot;: &quot;;[.D39]; &quot;&quot;&quot;&quot;)" office:value-type="string" office:string-value="&quot;get: /api/collection/{id}/courses&quot;" calcext:value-type="string">
            <text:p>"get: /api/collection/{id}/cours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course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0];&quot;: &quot;;[.D40])" office:value-type="string" office:string-value="get: /api/collection/{id}/users" calcext:value-type="string">
            <text:p>get: /api/collection/{id}/users</text:p>
          </table:table-cell>
          <table:table-cell table:formula="of:=COM.MICROSOFT.CONCAT(&quot;&quot;&quot;&quot;; [.C40];&quot;: &quot;;[.D40]; &quot;&quot;&quot;&quot;)" office:value-type="string" office:string-value="&quot;get: /api/collection/{id}/users&quot;" calcext:value-type="string">
            <text:p>"get: /api/collection/{id}/user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user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1];&quot;: &quot;;[.D41])" office:value-type="string" office:string-value="post: /api/course" calcext:value-type="string">
            <text:p>post: /api/course</text:p>
          </table:table-cell>
          <table:table-cell table:formula="of:=COM.MICROSOFT.CONCAT(&quot;&quot;&quot;&quot;; [.C41];&quot;: &quot;;[.D41]; &quot;&quot;&quot;&quot;)" office:value-type="string" office:string-value="&quot;post: /api/course&quot;" calcext:value-type="string">
            <text:p>"post: /api/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42];&quot;: &quot;;[.D42])" office:value-type="string" office:string-value="get: /api/course/{id}" calcext:value-type="string">
            <text:p>get: /api/course/{id}</text:p>
          </table:table-cell>
          <table:table-cell table:formula="of:=COM.MICROSOFT.CONCAT(&quot;&quot;&quot;&quot;; [.C42];&quot;: &quot;;[.D42]; &quot;&quot;&quot;&quot;)" office:value-type="string" office:string-value="&quot;get: /api/course/{id}&quot;" calcext:value-type="string">
            <text:p>"get: /api/cours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user-courses-assoc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3];&quot;: &quot;;[.D43])" office:value-type="string" office:string-value="delete: /api/course/{id}" calcext:value-type="string">
            <text:p>delete: /api/course/{id}</text:p>
          </table:table-cell>
          <table:table-cell table:formula="of:=COM.MICROSOFT.CONCAT(&quot;&quot;&quot;&quot;; [.C43];&quot;: &quot;;[.D43]; &quot;&quot;&quot;&quot;)" office:value-type="string" office:string-value="&quot;delete: /api/course/{id}&quot;" calcext:value-type="string">
            <text:p>"delete: /api/cours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urs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4];&quot;: &quot;;[.D44])" office:value-type="string" office:string-value="patch: /api/course/{id}" calcext:value-type="string">
            <text:p>patch: /api/course/{id}</text:p>
          </table:table-cell>
          <table:table-cell table:formula="of:=COM.MICROSOFT.CONCAT(&quot;&quot;&quot;&quot;; [.C44];&quot;: &quot;;[.D44]; &quot;&quot;&quot;&quot;)" office:value-type="string" office:string-value="&quot;patch: /api/course/{id}&quot;" calcext:value-type="string">
            <text:p>"patch: /api/cours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urs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5];&quot;: &quot;;[.D45])" office:value-type="string" office:string-value="get: /api/course/{id}/collections" calcext:value-type="string">
            <text:p>get: /api/course/{id}/collections</text:p>
          </table:table-cell>
          <table:table-cell table:formula="of:=COM.MICROSOFT.CONCAT(&quot;&quot;&quot;&quot;; [.C45];&quot;: &quot;;[.D45]; &quot;&quot;&quot;&quot;)" office:value-type="string" office:string-value="&quot;get: /api/course/{id}/collections&quot;" calcext:value-type="string">
            <text:p>"get: /api/course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/collection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user-courses-assoc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6];&quot;: &quot;;[.D46])" office:value-type="string" office:string-value="post: /api/course/{id}/add-user" calcext:value-type="string">
            <text:p>post: /api/course/{id}/add-user</text:p>
          </table:table-cell>
          <table:table-cell table:formula="of:=COM.MICROSOFT.CONCAT(&quot;&quot;&quot;&quot;; [.C46];&quot;: &quot;;[.D46]; &quot;&quot;&quot;&quot;)" office:value-type="string" office:string-value="&quot;post: /api/course/{id}/add-user&quot;" calcext:value-type="string">
            <text:p>"post: /api/course/{id}/add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/{id}/add-user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connected via user-courses-assoc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7];&quot;: &quot;;[.D47])" office:value-type="string" office:string-value="post: /api/course/{id}/remove-user" calcext:value-type="string">
            <text:p>post: /api/course/{id}/remove-user</text:p>
          </table:table-cell>
          <table:table-cell table:formula="of:=COM.MICROSOFT.CONCAT(&quot;&quot;&quot;&quot;; [.C47];&quot;: &quot;;[.D47]; &quot;&quot;&quot;&quot;)" office:value-type="string" office:string-value="&quot;post: /api/course/{id}/remove-user&quot;" calcext:value-type="string">
            <text:p>"post: /api/course/{id}/remove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/{id}/remove-user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connected via user-courses-assoc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8];&quot;: &quot;;[.D48])" office:value-type="string" office:string-value="get: /api/course/{id}/users" calcext:value-type="string">
            <text:p>get: /api/course/{id}/users</text:p>
          </table:table-cell>
          <table:table-cell table:formula="of:=COM.MICROSOFT.CONCAT(&quot;&quot;&quot;&quot;; [.C48];&quot;: &quot;;[.D48]; &quot;&quot;&quot;&quot;)" office:value-type="string" office:string-value="&quot;get: /api/course/{id}/users&quot;" calcext:value-type="string">
            <text:p>"get: /api/course/{id}/user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/user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connected via user-courses-assoc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9];&quot;: &quot;;[.D49])" office:value-type="string" office:string-value="post: /api/resource" calcext:value-type="string">
            <text:p>post: /api/resource</text:p>
          </table:table-cell>
          <table:table-cell table:formula="of:=COM.MICROSOFT.CONCAT(&quot;&quot;&quot;&quot;; [.C49];&quot;: &quot;;[.D49]; &quot;&quot;&quot;&quot;)" office:value-type="string" office:string-value="&quot;post: /api/resource&quot;" calcext:value-type="string">
            <text:p>"post: /api/resourc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resourc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50];&quot;: &quot;;[.D50])" office:value-type="string" office:string-value="get: /api/resource/{id}" calcext:value-type="string">
            <text:p>get: /api/resource/{id}</text:p>
          </table:table-cell>
          <table:table-cell table:formula="of:=COM.MICROSOFT.CONCAT(&quot;&quot;&quot;&quot;; [.C50];&quot;: &quot;;[.D50]; &quot;&quot;&quot;&quot;)" office:value-type="string" office:string-value="&quot;get: /api/resource/{id}&quot;" calcext:value-type="string">
            <text:p>"get: /api/resourc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51];&quot;: &quot;;[.D51])" office:value-type="string" office:string-value="delete: /api/resource/{id}" calcext:value-type="string">
            <text:p>delete: /api/resource/{id}</text:p>
          </table:table-cell>
          <table:table-cell table:formula="of:=COM.MICROSOFT.CONCAT(&quot;&quot;&quot;&quot;; [.C51];&quot;: &quot;;[.D51]; &quot;&quot;&quot;&quot;)" office:value-type="string" office:string-value="&quot;delete: /api/resource/{id}&quot;" calcext:value-type="string">
            <text:p>"delete: /api/resourc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resourc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52];&quot;: &quot;;[.D52])" office:value-type="string" office:string-value="patch: /api/resource/{id}" calcext:value-type="string">
            <text:p>patch: /api/resource/{id}</text:p>
          </table:table-cell>
          <table:table-cell table:formula="of:=COM.MICROSOFT.CONCAT(&quot;&quot;&quot;&quot;; [.C52];&quot;: &quot;;[.D52]; &quot;&quot;&quot;&quot;)" office:value-type="string" office:string-value="&quot;patch: /api/resource/{id}&quot;" calcext:value-type="string">
            <text:p>"patch: /api/resourc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resource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53];&quot;: &quot;;[.D53])" office:value-type="string" office:string-value="get: /api/resource/{id}/files" calcext:value-type="string">
            <text:p>get: /api/resource/{id}/files</text:p>
          </table:table-cell>
          <table:table-cell table:formula="of:=COM.MICROSOFT.CONCAT(&quot;&quot;&quot;&quot;; [.C53];&quot;: &quot;;[.D53]; &quot;&quot;&quot;&quot;)" office:value-type="string" office:string-value="&quot;get: /api/resource/{id}/files&quot;" calcext:value-type="string">
            <text:p>"get: /api/resource/{id}/fil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files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resource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54];&quot;: &quot;;[.D54])" office:value-type="string" office:string-value="get: /api/resource/{id}/collections" calcext:value-type="string">
            <text:p>get: /api/resource/{id}/collections</text:p>
          </table:table-cell>
          <table:table-cell table:formula="of:=COM.MICROSOFT.CONCAT(&quot;&quot;&quot;&quot;; [.C54];&quot;: &quot;;[.D54]; &quot;&quot;&quot;&quot;)" office:value-type="string" office:string-value="&quot;get: /api/resource/{id}/collections&quot;" calcext:value-type="string">
            <text:p>"get: /api/resource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collection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55];&quot;: &quot;;[.D55])" office:value-type="string" office:string-value="get: /api/resource/{id}/contents" calcext:value-type="string">
            <text:p>get: /api/resource/{id}/contents</text:p>
          </table:table-cell>
          <table:table-cell table:formula="of:=COM.MICROSOFT.CONCAT(&quot;&quot;&quot;&quot;; [.C55];&quot;: &quot;;[.D55]; &quot;&quot;&quot;&quot;)" office:value-type="string" office:string-value="&quot;get: /api/resource/{id}/contents&quot;" calcext:value-type="string">
            <text:p>"get: /api/resource/{id}/content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content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56];&quot;: &quot;;[.D56])" office:value-type="string" office:string-value="post: /api/content" calcext:value-type="string">
            <text:p>post: /api/content</text:p>
          </table:table-cell>
          <table:table-cell table:formula="of:=COM.MICROSOFT.CONCAT(&quot;&quot;&quot;&quot;; [.C56];&quot;: &quot;;[.D56]; &quot;&quot;&quot;&quot;)" office:value-type="string" office:string-value="&quot;post: /api/content&quot;" calcext:value-type="string">
            <text:p>"post: /api/content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self owns collec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57];&quot;: &quot;;[.D57])" office:value-type="string" office:string-value="get: /api/content/{id}" calcext:value-type="string">
            <text:p>get: /api/content/{id}</text:p>
          </table:table-cell>
          <table:table-cell table:formula="of:=COM.MICROSOFT.CONCAT(&quot;&quot;&quot;&quot;; [.C57];&quot;: &quot;;[.D57]; &quot;&quot;&quot;&quot;)" office:value-type="string" office:string-value="&quot;get: /api/content/{id}&quot;" calcext:value-type="string">
            <text:p>"get: /api/content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ntent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58];&quot;: &quot;;[.D58])" office:value-type="string" office:string-value="delete: /api/content/{id}" calcext:value-type="string">
            <text:p>delete: /api/content/{id}</text:p>
          </table:table-cell>
          <table:table-cell table:formula="of:=COM.MICROSOFT.CONCAT(&quot;&quot;&quot;&quot;; [.C58];&quot;: &quot;;[.D58]; &quot;&quot;&quot;&quot;)" office:value-type="string" office:string-value="&quot;delete: /api/content/{id}&quot;" calcext:value-type="string">
            <text:p>"delete: /api/content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ntent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59];&quot;: &quot;;[.D59])" office:value-type="string" office:string-value="patch: /api/content/{id}" calcext:value-type="string">
            <text:p>patch: /api/content/{id}</text:p>
          </table:table-cell>
          <table:table-cell table:formula="of:=COM.MICROSOFT.CONCAT(&quot;&quot;&quot;&quot;; [.C59];&quot;: &quot;;[.D59]; &quot;&quot;&quot;&quot;)" office:value-type="string" office:string-value="&quot;patch: /api/content/{id}&quot;" calcext:value-type="string">
            <text:p>"patch: /api/content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ntent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via collec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60];&quot;: &quot;;[.D60])" office:value-type="string" office:string-value="post: /api/content/{id}/add-view" calcext:value-type="string">
            <text:p>post: /api/content/{id}/add-view</text:p>
          </table:table-cell>
          <table:table-cell table:formula="of:=COM.MICROSOFT.CONCAT(&quot;&quot;&quot;&quot;; [.C60];&quot;: &quot;;[.D60]; &quot;&quot;&quot;&quot;)" office:value-type="string" office:string-value="&quot;post: /api/content/{id}/add-view&quot;" calcext:value-type="string">
            <text:p>"post: /api/content/{id}/add-view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add-view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61];&quot;: &quot;;[.D61])" office:value-type="string" office:string-value="post: /api/content/{id}/add-subtitle" calcext:value-type="string">
            <text:p>post: /api/content/{id}/add-subtitle</text:p>
          </table:table-cell>
          <table:table-cell table:formula="of:=COM.MICROSOFT.CONCAT(&quot;&quot;&quot;&quot;; [.C61];&quot;: &quot;;[.D61]; &quot;&quot;&quot;&quot;)" office:value-type="string" office:string-value="&quot;post: /api/content/{id}/add-subtitle&quot;" calcext:value-type="string">
            <text:p>"post: /api/content/{id}/add-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add-subtitl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via collec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62];&quot;: &quot;;[.D62])" office:value-type="string" office:string-value="post: /api/content/{id}/remove-subtitle" calcext:value-type="string">
            <text:p>post: /api/content/{id}/remove-subtitle</text:p>
          </table:table-cell>
          <table:table-cell table:formula="of:=COM.MICROSOFT.CONCAT(&quot;&quot;&quot;&quot;; [.C62];&quot;: &quot;;[.D62]; &quot;&quot;&quot;&quot;)" office:value-type="string" office:string-value="&quot;post: /api/content/{id}/remove-subtitle&quot;" calcext:value-type="string">
            <text:p>"post: /api/content/{id}/remove-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remove-subtitl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via collec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63];&quot;: &quot;;[.D63])" office:value-type="string" office:string-value="post: /api/subtitle" calcext:value-type="string">
            <text:p>post: /api/subtitle</text:p>
          </table:table-cell>
          <table:table-cell table:formula="of:=COM.MICROSOFT.CONCAT(&quot;&quot;&quot;&quot;; [.C63];&quot;: &quot;;[.D63]; &quot;&quot;&quot;&quot;)" office:value-type="string" office:string-value="&quot;post: /api/subtitle&quot;" calcext:value-type="string">
            <text:p>"post: /api/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subtitl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to resource via collec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64];&quot;: &quot;;[.D64])" office:value-type="string" office:string-value="get: /api/subtitle/{id}" calcext:value-type="string">
            <text:p>get: /api/subtitle/{id}</text:p>
          </table:table-cell>
          <table:table-cell table:formula="of:=COM.MICROSOFT.CONCAT(&quot;&quot;&quot;&quot;; [.C64];&quot;: &quot;;[.D64]; &quot;&quot;&quot;&quot;)" office:value-type="string" office:string-value="&quot;get: /api/subtitle/{id}&quot;" calcext:value-type="string">
            <text:p>"get: /api/subtitl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subtitle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to resource via collec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65];&quot;: &quot;;[.D65])" office:value-type="string" office:string-value="delete: /api/subtitle/{id}" calcext:value-type="string">
            <text:p>delete: /api/subtitle/{id}</text:p>
          </table:table-cell>
          <table:table-cell table:formula="of:=COM.MICROSOFT.CONCAT(&quot;&quot;&quot;&quot;; [.C65];&quot;: &quot;;[.D65]; &quot;&quot;&quot;&quot;)" office:value-type="string" office:string-value="&quot;delete: /api/subtitle/{id}&quot;" calcext:value-type="string">
            <text:p>"delete: /api/subtitl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subtitl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66];&quot;: &quot;;[.D66])" office:value-type="string" office:string-value="patch: /api/subtitle/{id}" calcext:value-type="string">
            <text:p>patch: /api/subtitle/{id}</text:p>
          </table:table-cell>
          <table:table-cell table:formula="of:=COM.MICROSOFT.CONCAT(&quot;&quot;&quot;&quot;; [.C66];&quot;: &quot;;[.D66]; &quot;&quot;&quot;&quot;)" office:value-type="string" office:string-value="&quot;patch: /api/subtitle/{id}&quot;" calcext:value-type="string">
            <text:p>"patch: /api/subtitl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subtitle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to resource via collec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67];&quot;: &quot;;[.D67])" office:value-type="string" office:string-value="post: /api/file" calcext:value-type="string">
            <text:p>post: /api/file</text:p>
          </table:table-cell>
          <table:table-cell table:formula="of:=COM.MICROSOFT.CONCAT(&quot;&quot;&quot;&quot;; [.C67];&quot;: &quot;;[.D67]; &quot;&quot;&quot;&quot;)" office:value-type="string" office:string-value="&quot;post: /api/file&quot;" calcext:value-type="string">
            <text:p>"post: /api/fi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fil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68];&quot;: &quot;;[.D68])" office:value-type="string" office:string-value="get: /api/file/{id}" calcext:value-type="string">
            <text:p>get: /api/file/{id}</text:p>
          </table:table-cell>
          <table:table-cell table:formula="of:=COM.MICROSOFT.CONCAT(&quot;&quot;&quot;&quot;; [.C68];&quot;: &quot;;[.D68]; &quot;&quot;&quot;&quot;)" office:value-type="string" office:string-value="&quot;get: /api/file/{id}&quot;" calcext:value-type="string">
            <text:p>"get: /api/fil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file/{id}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/>
        </table:table-row>
        <table:table-row table:style-name="ro1">
          <table:table-cell table:formula="of:=COM.MICROSOFT.CONCAT([.C69];&quot;: &quot;;[.D69])" office:value-type="string" office:string-value="delete: /api/file/{id}" calcext:value-type="string">
            <text:p>delete: /api/file/{id}</text:p>
          </table:table-cell>
          <table:table-cell table:formula="of:=COM.MICROSOFT.CONCAT(&quot;&quot;&quot;&quot;; [.C69];&quot;: &quot;;[.D69]; &quot;&quot;&quot;&quot;)" office:value-type="string" office:string-value="&quot;delete: /api/file/{id}&quot;" calcext:value-type="string">
            <text:p>"delete: /api/fil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fil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70];&quot;: &quot;;[.D70])" office:value-type="string" office:string-value="patch: /api/file/{id}" calcext:value-type="string">
            <text:p>patch: /api/file/{id}</text:p>
          </table:table-cell>
          <table:table-cell table:formula="of:=COM.MICROSOFT.CONCAT(&quot;&quot;&quot;&quot;; [.C70];&quot;: &quot;;[.D70]; &quot;&quot;&quot;&quot;)" office:value-type="string" office:string-value="&quot;patch: /api/file/{id}&quot;" calcext:value-type="string">
            <text:p>"patch: /api/fil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file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71];&quot;: &quot;;[.D71])" office:value-type="string" office:string-value="get: /api/admin/user/{term}" calcext:value-type="string">
            <text:p>get: /api/admin/user/{term}</text:p>
          </table:table-cell>
          <table:table-cell table:formula="of:=COM.MICROSOFT.CONCAT(&quot;&quot;&quot;&quot;; [.C71];&quot;: &quot;;[.D71]; &quot;&quot;&quot;&quot;)" office:value-type="string" office:string-value="&quot;get: /api/admin/user/{term}&quot;" calcext:value-type="string">
            <text:p>"get: /api/admin/user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user/{term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72];&quot;: &quot;;[.D72])" office:value-type="string" office:string-value="get: /api/admin/collection/{term}" calcext:value-type="string">
            <text:p>get: /api/admin/collection/{term}</text:p>
          </table:table-cell>
          <table:table-cell table:formula="of:=COM.MICROSOFT.CONCAT(&quot;&quot;&quot;&quot;; [.C72];&quot;: &quot;;[.D72]; &quot;&quot;&quot;&quot;)" office:value-type="string" office:string-value="&quot;get: /api/admin/collection/{term}&quot;" calcext:value-type="string">
            <text:p>"get: /api/admin/collection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collection/{term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73];&quot;: &quot;;[.D73])" office:value-type="string" office:string-value="get: /api/admin/content/{term}" calcext:value-type="string">
            <text:p>get: /api/admin/content/{term}</text:p>
          </table:table-cell>
          <table:table-cell table:formula="of:=COM.MICROSOFT.CONCAT(&quot;&quot;&quot;&quot;; [.C73];&quot;: &quot;;[.D73]; &quot;&quot;&quot;&quot;)" office:value-type="string" office:string-value="&quot;get: /api/admin/content/{term}&quot;" calcext:value-type="string">
            <text:p>"get: /api/admin/content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content/{term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74];&quot;: &quot;;[.D74])" office:value-type="string" office:string-value="get: /api/admin/resource/{term}" calcext:value-type="string">
            <text:p>get: /api/admin/resource/{term}</text:p>
          </table:table-cell>
          <table:table-cell table:formula="of:=COM.MICROSOFT.CONCAT(&quot;&quot;&quot;&quot;; [.C74];&quot;: &quot;;[.D74]; &quot;&quot;&quot;&quot;)" office:value-type="string" office:string-value="&quot;get: /api/admin/resource/{term}&quot;" calcext:value-type="string">
            <text:p>"get: /api/admin/resource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resource/{term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75];&quot;: &quot;;[.D75])" office:value-type="string" office:string-value="get: /api/media/get-file-key/{file-id}" calcext:value-type="string">
            <text:p>get: /api/media/get-file-key/{file-id}</text:p>
          </table:table-cell>
          <table:table-cell table:formula="of:=COM.MICROSOFT.CONCAT(&quot;&quot;&quot;&quot;; [.C75];&quot;: &quot;;[.D75]; &quot;&quot;&quot;&quot;)" office:value-type="string" office:string-value="&quot;get: /api/media/get-file-key/{file-id}&quot;" calcext:value-type="string">
            <text:p>"get: /api/media/get-file-key/{file-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dia/get-file-key/{file-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/>
        </table:table-row>
        <table:table-row table:style-name="ro1">
          <table:table-cell table:formula="of:=COM.MICROSOFT.CONCAT([.C76];&quot;: &quot;;[.D76])" office:value-type="string" office:string-value="get: /api/media/stream-media/{file-key}" calcext:value-type="string">
            <text:p>get: /api/media/stream-media/{file-key}</text:p>
          </table:table-cell>
          <table:table-cell table:formula="of:=COM.MICROSOFT.CONCAT(&quot;&quot;&quot;&quot;; [.C76];&quot;: &quot;;[.D76]; &quot;&quot;&quot;&quot;)" office:value-type="string" office:string-value="&quot;get: /api/media/stream-media/{file-key}&quot;" calcext:value-type="string">
            <text:p>"get: /api/media/stream-media/{file-key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dia/stream-media/{file-key}</text:p>
          </table:table-cell>
          <table:table-cell table:style-name="ce10" table:number-columns-repeated="4"/>
          <table:table-cell office:value-type="string" calcext:value-type="string">
            <text:p>n/a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number-columns-repeated="13" office:value-type="string" calcext:value-type="string">
            <text:p>x</text:p>
          </table:table-cell>
          <table:table-cell table:number-columns-repeated="2"/>
        </table:table-row>
        <table:table-row table:style-name="ro1" table:number-rows-repeated="1048498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Sheet1.C1:Sheet1.C1048576">
            <calcext:condition calcext:apply-style-name="Light Blue" calcext:value="=&quot;get&quot;" calcext:base-cell-address="Sheet1.C1"/>
            <calcext:condition calcext:apply-style-name="Light Green" calcext:value="=&quot;post&quot;" calcext:base-cell-address="Sheet1.C1"/>
            <calcext:condition calcext:apply-style-name="Light Yellow" calcext:value="=&quot;patch&quot;" calcext:base-cell-address="Sheet1.C1"/>
            <calcext:condition calcext:apply-style-name="Light Red" calcext:value="=&quot;delete&quot;" calcext:base-cell-address="Sheet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c2e0ae"/>
    </style:style>
    <style:style style:name="Light_20_Blue" style:display-name="Light Blue" style:family="table-cell" style:parent-style-name="Default">
      <style:table-cell-properties fo:background-color="#1b75bc"/>
    </style:style>
    <style:style style:name="Light_20_Green" style:display-name="Light Green" style:family="table-cell" style:parent-style-name="Default">
      <style:table-cell-properties fo:background-color="#89c765"/>
    </style:style>
    <style:style style:name="Light_20_Yellow" style:display-name="Light Yellow" style:family="table-cell" style:parent-style-name="Default">
      <style:table-cell-properties fo:background-color="#fff685"/>
    </style:style>
    <style:style style:name="Light_20_Red" style:display-name="Light Red" style:family="table-cell" style:parent-style-name="Default">
      <style:table-cell-properties fo:background-color="#f7a19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 style:data-style-name="N2" text:time-value="10:00:28.2934845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2:26:14.814067494</meta:creation-date>
    <meta:generator>LibreOffice/6.0.7.3$Linux_X86_64 LibreOffice_project/00m0$Build-3</meta:generator>
    <dc:date>2020-08-12T12:13:54.147048051</dc:date>
    <meta:editing-duration>PT8H10M10S</meta:editing-duration>
    <meta:editing-cycles>77</meta:editing-cycles>
    <meta:document-statistic meta:table-count="1" meta:cell-count="684" meta:object-count="0"/>
  </office:meta>
</office:document-meta>
</file>